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D00000312E621D4124337A898.jpg" manifest:media-type="image/jpeg"/>
  <manifest:file-entry manifest:full-path="Pictures/100000000000024E000001A449833A36AEF782E9.png" manifest:media-type="image/png"/>
  <manifest:file-entry manifest:full-path="Pictures/100000000000024E0000024A64516A335082AB10.png" manifest:media-type="image/png"/>
  <manifest:file-entry manifest:full-path="Pictures/100000000000024E000001A46D427B5190113CC6.png" manifest:media-type="image/png"/>
  <manifest:file-entry manifest:full-path="Pictures/100000000000024E000001A41CF43D16E0E6F307.png" manifest:media-type="image/png"/>
  <manifest:file-entry manifest:full-path="Pictures/100000000000024E0000024AA417C3D06B1C9257.png" manifest:media-type="image/png"/>
  <manifest:file-entry manifest:full-path="Pictures/100000000000016300000231D720C8494F803DE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3" svg:font-family="'Times New Roman'" style:font-family-generic="roman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1.006cm)" draw:image-opacity="100%" style:mirror="non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.957cm)" draw:image-opacity="100%" style:mirror="none"/>
    </style:style>
    <style:style style:name="gr4" style:family="graphic" style:parent-style-name="standard">
      <style:graphic-properties draw:stroke="solid" svg:stroke-width="0.106cm" svg:stroke-color="#ff0000" draw:fill="none" draw:textarea-vertical-align="middle" draw:auto-grow-height="false" draw:auto-grow-width="false" fo:padding-top="0.177cm" fo:padding-bottom="0.177cm" fo:padding-left="0.302cm" fo:padding-right="0.302cm" fo:wrap-option="no-wrap"/>
    </style:style>
    <style:style style:name="gr5" style:family="graphic" style:parent-style-name="standard">
      <style:graphic-properties draw:stroke="none" draw:fill="none" draw:auto-grow-height="true" draw:fit-to-size="false" style:shrink-to-fit="false" fo:min-height="1.165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draw:fill="none" draw:auto-grow-height="true" draw:fit-to-size="false" style:shrink-to-fit="false" fo:min-height="1.121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solid" svg:stroke-width="0.106cm" svg:stroke-color="#ff0000" draw:marker-end="None" draw:marker-end-width="0.099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8" style:family="graphic" style:parent-style-name="standard">
      <style:graphic-properties draw:stroke="solid" svg:stroke-width="0.106cm" svg:stroke-color="#ff0000" draw:marker-end="None" draw:marker-end-width="0.042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9" style:family="graphic" style:parent-style-name="standard">
      <style:graphic-properties draw:stroke="solid" svg:stroke-width="0.106cm" svg:stroke-color="#ff0000" draw:marker-end="None" draw:marker-end-width="0.048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10" style:family="graphic" style:parent-style-name="standard">
      <style:graphic-properties draw:stroke="none" draw:fill="none" draw:auto-grow-height="true" draw:fit-to-size="false" style:shrink-to-fit="false" fo:min-height="2.191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none" draw:fill="none" draw:auto-grow-height="true" draw:fit-to-size="false" style:shrink-to-fit="false" fo:min-height="2.147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solid" svg:stroke-width="0.106cm" svg:stroke-color="#020efa" draw:fill="none" draw:textarea-vertical-align="middle" draw:auto-grow-height="false" draw:auto-grow-width="false" fo:padding-top="0.177cm" fo:padding-bottom="0.177cm" fo:padding-left="0.302cm" fo:padding-right="0.302cm" fo:wrap-option="no-wrap"/>
    </style:style>
    <style:style style:name="gr13" style:family="graphic" style:parent-style-name="standard">
      <style:graphic-properties draw:stroke="none" draw:fill="none" draw:auto-grow-height="true" draw:fit-to-size="false" style:shrink-to-fit="false" fo:min-height="1.164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none" draw:fill="none" draw:auto-grow-height="true" draw:fit-to-size="false" style:shrink-to-fit="false" fo:min-height="1.166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none" draw:fill="none" draw:auto-grow-height="true" draw:fit-to-size="false" style:shrink-to-fit="false" fo:min-height="2.263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.106cm" svg:stroke-color="#020efa" draw:marker-end="None" draw:marker-end-width="0.112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17" style:family="graphic" style:parent-style-name="standard">
      <style:graphic-properties draw:stroke="solid" svg:stroke-width="0.106cm" svg:stroke-color="#020efa" draw:marker-end="None" draw:marker-end-width="0.099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18" style:family="graphic" style:parent-style-name="standard">
      <style:graphic-properties draw:stroke="solid" svg:stroke-width="0.106cm" svg:stroke-color="#020efa" draw:marker-end="None" draw:marker-end-width="0.042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19" style:family="graphic" style:parent-style-name="standard">
      <style:graphic-properties draw:stroke="solid" svg:stroke-width="0.106cm" svg:stroke-color="#020efa" draw:marker-end="None" draw:marker-end-width="0.048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20" style:family="graphic" style:parent-style-name="standard">
      <style:graphic-properties draw:stroke="none" draw:fill="none" draw:auto-grow-height="true" draw:fit-to-size="false" style:shrink-to-fit="false" fo:min-height="2.192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none" svg:stroke-color="#000000" draw:fill="gradient" draw:fill-gradient-name="Gradient_20_55" draw:textarea-horizontal-align="justify" draw:textarea-vertical-align="middle" draw:auto-grow-height="false" fo:min-height="0.718cm" fo:min-width="4.926cm"/>
      <style:paragraph-properties style:writing-mode="lr-tb"/>
    </style:style>
    <style:style style:name="gr22" style:family="graphic" style:parent-style-name="standard">
      <style:graphic-properties draw:stroke="none" svg:stroke-color="#000000" draw:fill="gradient" draw:fill-gradient-name="Gradient_20_56" draw:textarea-horizontal-align="justify" draw:textarea-vertical-align="middle" draw:auto-grow-height="false" fo:min-height="0.719cm" fo:min-width="4.926cm"/>
      <style:paragraph-properties style:writing-mode="lr-tb"/>
    </style:style>
    <style:style style:name="gr23" style:family="graphic" style:parent-style-name="standard">
      <style:graphic-properties draw:stroke="none" svg:stroke-color="#000000" draw:fill="gradient" draw:fill-gradient-name="Gradient_20_57" draw:textarea-horizontal-align="justify" draw:textarea-vertical-align="middle" draw:auto-grow-height="false" fo:min-height="0.719cm" fo:min-width="4.92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8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146cm"/>
      <style:paragraph-properties style:writing-mode="lr-tb"/>
    </style:style>
    <style:style style:name="gr27" style:family="graphic" style:parent-style-name="standard">
      <style:graphic-properties draw:stroke="solid" svg:stroke-width="0.106cm" svg:stroke-color="#ff0000" draw:marker-end="None" draw:marker-end-width="0.112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28" style:family="graphic" style:parent-style-name="objectwithoutfill">
      <style:graphic-properties draw:stroke="dash" draw:stroke-dash="Double_20_Dash" svg:stroke-width="0.053cm" svg:stroke-color="#0000ff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2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147cm"/>
      <style:paragraph-properties style:writing-mode="lr-tb"/>
    </style:style>
    <style:style style:name="gr33" style:family="graphic" style:parent-style-name="standard" style:list-style-name="L2">
      <style:graphic-properties svg:stroke-color="#a1467e" draw:fill-color="#a1467e" draw:textarea-horizontal-align="justify" draw:textarea-vertical-align="middle" draw:auto-grow-height="false" fo:min-height="0.285cm" fo:min-width="1.042cm"/>
      <style:paragraph-properties style:writing-mode="lr-tb"/>
    </style:style>
    <style:style style:name="gr34" style:family="graphic" style:parent-style-name="standard" style:list-style-name="L2">
      <style:graphic-properties svg:stroke-color="#ff972f" draw:fill-color="#ff972f" draw:textarea-horizontal-align="justify" draw:textarea-vertical-align="middle" draw:auto-grow-height="false" fo:min-height="0.285cm" fo:min-width="0.546cm"/>
      <style:paragraph-properties style:writing-mode="lr-tb"/>
    </style:style>
    <style:style style:name="gr35" style:family="graphic" style:parent-style-name="standard" style:list-style-name="L2">
      <style:graphic-properties svg:stroke-color="#ffe994" draw:fill-color="#ffe994" draw:textarea-horizontal-align="justify" draw:textarea-vertical-align="middle" draw:auto-grow-height="false" fo:min-height="0.285cm" fo:min-width="1.149cm"/>
      <style:paragraph-properties style:writing-mode="lr-tb"/>
    </style:style>
    <style:style style:name="gr36" style:family="graphic" style:parent-style-name="standard" style:list-style-name="L2">
      <style:graphic-properties svg:stroke-color="#ffe994" draw:fill-color="#ffe994" draw:textarea-horizontal-align="justify" draw:textarea-vertical-align="middle" draw:auto-grow-height="false" fo:min-height="0.285cm" fo:min-width="1.148cm"/>
      <style:paragraph-properties style:writing-mode="lr-tb"/>
    </style:style>
    <style:style style:name="gr37" style:family="graphic" style:parent-style-name="standard" style:list-style-name="L2">
      <style:graphic-properties svg:stroke-color="#a1467e" draw:fill-color="#a1467e" draw:textarea-horizontal-align="justify" draw:textarea-vertical-align="middle" draw:auto-grow-height="false" fo:min-height="0.285cm" fo:min-width="0.893cm"/>
      <style:paragraph-properties style:writing-mode="lr-tb"/>
    </style:style>
    <style:style style:name="gr38" style:family="graphic" style:parent-style-name="standard" style:list-style-name="L2">
      <style:graphic-properties svg:stroke-color="#ff972f" draw:fill-color="#ff972f" draw:textarea-horizontal-align="justify" draw:textarea-vertical-align="middle" draw:auto-grow-height="false" fo:min-height="0.285cm" fo:min-width="0.548cm"/>
      <style:paragraph-properties style:writing-mode="lr-tb"/>
    </style:style>
    <style:style style:name="gr39" style:family="graphic" style:parent-style-name="standard" style:list-style-name="L2">
      <style:graphic-properties svg:stroke-color="#ffe994" draw:fill-color="#ffe994" draw:textarea-horizontal-align="justify" draw:textarea-vertical-align="middle" draw:auto-grow-height="false" fo:min-height="0.285cm" fo:min-width="1.149cm"/>
      <style:paragraph-properties style:writing-mode="lr-tb"/>
    </style:style>
    <style:style style:name="gr40" style:family="graphic" style:parent-style-name="standard" style:list-style-name="L2">
      <style:graphic-properties svg:stroke-color="#a1467e" draw:fill-color="#a1467e" draw:textarea-horizontal-align="justify" draw:textarea-vertical-align="middle" draw:auto-grow-height="false" fo:min-height="0.285cm" fo:min-width="0.895cm"/>
      <style:paragraph-properties style:writing-mode="lr-tb"/>
    </style:style>
    <style:style style:name="gr41" style:family="graphic" style:parent-style-name="standard">
      <style:graphic-properties svg:stroke-color="#ff972f" draw:fill-color="#ff972f" draw:textarea-horizontal-align="justify" draw:textarea-vertical-align="middle" draw:auto-grow-height="false" fo:min-height="0.285cm" fo:min-width="0cm"/>
      <style:paragraph-properties style:writing-mode="lr-tb"/>
    </style:style>
    <style:style style:name="gr42" style:family="graphic" style:parent-style-name="standard">
      <style:graphic-properties svg:stroke-color="#ff972f" draw:fill-color="#ff972f" draw:textarea-horizontal-align="justify" draw:textarea-vertical-align="middle" draw:auto-grow-height="false" fo:min-height="0.285cm" fo:min-width="0.127cm"/>
      <style:paragraph-properties style:writing-mode="lr-tb"/>
    </style:style>
    <style:style style:name="gr43" style:family="graphic" style:parent-style-name="standard" style:list-style-name="L2">
      <style:graphic-properties svg:stroke-color="#a1467e" draw:fill-color="#a1467e" draw:textarea-horizontal-align="justify" draw:textarea-vertical-align="middle" draw:auto-grow-height="false" fo:min-height="0.285cm" fo:min-width="1.045cm"/>
      <style:paragraph-properties style:writing-mode="lr-tb"/>
    </style:style>
    <style:style style:name="gr44" style:family="graphic" style:parent-style-name="standard" style:list-style-name="L2">
      <style:graphic-properties svg:stroke-color="#ff972f" draw:fill-color="#ff972f" draw:textarea-horizontal-align="justify" draw:textarea-vertical-align="middle" draw:auto-grow-height="false" fo:min-height="0.285cm" fo:min-width="0.547cm"/>
      <style:paragraph-properties style:writing-mode="lr-tb"/>
    </style:style>
    <style:style style:name="gr45" style:family="graphic" style:parent-style-name="standard" style:list-style-name="L2">
      <style:graphic-properties svg:stroke-color="#ffe994" draw:fill-color="#ffe994" draw:textarea-horizontal-align="justify" draw:textarea-vertical-align="middle" draw:auto-grow-height="false" fo:min-height="0.285cm" fo:min-width="1.152cm"/>
      <style:paragraph-properties style:writing-mode="lr-tb"/>
    </style:style>
    <style:style style:name="gr46" style:family="graphic" style:parent-style-name="standard" style:list-style-name="L2">
      <style:graphic-properties svg:stroke-color="#ffe994" draw:fill-color="#ffe994" draw:textarea-horizontal-align="justify" draw:textarea-vertical-align="middle" draw:auto-grow-height="false" fo:min-height="0.285cm" fo:min-width="1.152cm"/>
      <style:paragraph-properties style:writing-mode="lr-tb"/>
    </style:style>
    <style:style style:name="gr47" style:family="graphic" style:parent-style-name="standard" style:list-style-name="L2">
      <style:graphic-properties svg:stroke-color="#a1467e" draw:fill-color="#a1467e" draw:textarea-horizontal-align="justify" draw:textarea-vertical-align="middle" draw:auto-grow-height="false" fo:min-height="0.285cm" fo:min-width="0.897cm"/>
      <style:paragraph-properties style:writing-mode="lr-tb"/>
    </style:style>
    <style:style style:name="gr48" style:family="graphic" style:parent-style-name="standard" style:list-style-name="L2">
      <style:graphic-properties svg:stroke-color="#ff972f" draw:fill-color="#ff972f" draw:textarea-horizontal-align="justify" draw:textarea-vertical-align="middle" draw:auto-grow-height="false" fo:min-height="0.285cm" fo:min-width="0.547cm"/>
      <style:paragraph-properties style:writing-mode="lr-tb"/>
    </style:style>
    <style:style style:name="gr49" style:family="graphic" style:parent-style-name="standard" style:list-style-name="L2">
      <style:graphic-properties svg:stroke-color="#ffe994" draw:fill-color="#ffe994" draw:textarea-horizontal-align="justify" draw:textarea-vertical-align="middle" draw:auto-grow-height="false" fo:min-height="0.285cm" fo:min-width="1.151cm"/>
      <style:paragraph-properties style:writing-mode="lr-tb"/>
    </style:style>
    <style:style style:name="gr50" style:family="graphic" style:parent-style-name="standard" style:list-style-name="L2">
      <style:graphic-properties svg:stroke-color="#a1467e" draw:fill-color="#a1467e" draw:textarea-horizontal-align="justify" draw:textarea-vertical-align="middle" draw:auto-grow-height="false" fo:min-height="0.285cm" fo:min-width="0.897cm"/>
      <style:paragraph-properties style:writing-mode="lr-tb"/>
    </style:style>
    <style:style style:name="gr51" style:family="graphic" style:parent-style-name="standard">
      <style:graphic-properties svg:stroke-color="#ff972f" draw:fill-color="#ff972f" draw:textarea-horizontal-align="justify" draw:textarea-vertical-align="middle" draw:auto-grow-height="false" fo:min-height="0.285cm" fo:min-width="0.129cm"/>
      <style:paragraph-properties style:writing-mode="lr-tb"/>
    </style:style>
    <style:style style:name="gr52" style:family="graphic" style:parent-style-name="standard">
      <style:graphic-properties svg:stroke-color="#a1467e" draw:fill-color="#a1467e" draw:textarea-horizontal-align="justify" draw:textarea-vertical-align="middle" draw:auto-grow-height="false" fo:min-height="0.285cm" fo:min-width="1.045cm"/>
      <style:paragraph-properties style:writing-mode="lr-tb"/>
    </style:style>
    <style:style style:name="gr53" style:family="graphic" style:parent-style-name="standard">
      <style:graphic-properties svg:stroke-color="#ff972f" draw:fill-color="#ff972f" draw:textarea-horizontal-align="justify" draw:textarea-vertical-align="middle" draw:auto-grow-height="false" fo:min-height="0.285cm" fo:min-width="0.548cm"/>
      <style:paragraph-properties style:writing-mode="lr-tb"/>
    </style:style>
    <style:style style:name="gr54" style:family="graphic" style:parent-style-name="standard">
      <style:graphic-properties svg:stroke-color="#ffe994" draw:fill-color="#ffe994" draw:textarea-horizontal-align="justify" draw:textarea-vertical-align="middle" draw:auto-grow-height="false" fo:min-height="0.285cm" fo:min-width="1.152cm"/>
      <style:paragraph-properties style:writing-mode="lr-tb"/>
    </style:style>
    <style:style style:name="gr55" style:family="graphic" style:parent-style-name="standard" style:list-style-name="L2">
      <style:graphic-properties svg:stroke-color="#ffe994" draw:fill-color="#ffe994" draw:textarea-horizontal-align="justify" draw:textarea-vertical-align="middle" draw:auto-grow-height="false" fo:min-height="0.285cm" fo:min-width="1.152cm"/>
      <style:paragraph-properties style:writing-mode="lr-tb"/>
    </style:style>
    <style:style style:name="gr56" style:family="graphic" style:parent-style-name="standard" style:list-style-name="L2">
      <style:graphic-properties svg:stroke-color="#a1467e" draw:fill-color="#a1467e" draw:textarea-horizontal-align="justify" draw:textarea-vertical-align="middle" draw:auto-grow-height="false" fo:min-height="0.285cm" fo:min-width="0.895cm"/>
      <style:paragraph-properties style:writing-mode="lr-tb"/>
    </style:style>
    <style:style style:name="gr57" style:family="graphic" style:parent-style-name="standard" style:list-style-name="L2">
      <style:graphic-properties svg:stroke-color="#ff972f" draw:fill-color="#ff972f" draw:textarea-horizontal-align="justify" draw:textarea-vertical-align="middle" draw:auto-grow-height="false" fo:min-height="0.285cm" fo:min-width="0.549cm"/>
      <style:paragraph-properties style:writing-mode="lr-tb"/>
    </style:style>
    <style:style style:name="gr58" style:family="graphic" style:parent-style-name="standard" style:list-style-name="L2">
      <style:graphic-properties svg:stroke-color="#ffe994" draw:fill-color="#ffe994" draw:textarea-horizontal-align="justify" draw:textarea-vertical-align="middle" draw:auto-grow-height="false" fo:min-height="0.285cm" fo:min-width="1.15cm"/>
      <style:paragraph-properties style:writing-mode="lr-tb"/>
    </style:style>
    <style:style style:name="gr59" style:family="graphic" style:parent-style-name="standard" style:list-style-name="L2">
      <style:graphic-properties svg:stroke-color="#a1467e" draw:fill-color="#a1467e" draw:textarea-horizontal-align="justify" draw:textarea-vertical-align="middle" draw:auto-grow-height="false" fo:min-height="0.285cm" fo:min-width="0.897cm"/>
      <style:paragraph-properties style:writing-mode="lr-tb"/>
    </style:style>
    <style:style style:name="gr60" style:family="graphic" style:parent-style-name="standard" style:list-style-name="L2">
      <style:graphic-properties svg:stroke-color="#ffe994" draw:fill-color="#ffe994" draw:textarea-horizontal-align="justify" draw:textarea-vertical-align="middle" draw:auto-grow-height="false" fo:min-height="0.286cm" fo:min-width="1.011cm"/>
      <style:paragraph-properties style:writing-mode="lr-tb"/>
    </style:style>
    <style:style style:name="gr61" style:family="graphic" style:parent-style-name="standard" style:list-style-name="L2">
      <style:graphic-properties svg:stroke-color="#a1467e" draw:fill-color="#a1467e" draw:textarea-horizontal-align="justify" draw:textarea-vertical-align="middle" draw:auto-grow-height="false" fo:min-height="0.286cm" fo:min-width="1.045cm"/>
      <style:paragraph-properties style:writing-mode="lr-tb"/>
    </style:style>
    <style:style style:name="gr62" style:family="graphic" style:parent-style-name="standard" style:list-style-name="L2">
      <style:graphic-properties svg:stroke-color="#ff972f" draw:fill-color="#ff972f" draw:textarea-horizontal-align="justify" draw:textarea-vertical-align="middle" draw:auto-grow-height="false" fo:min-height="0.286cm" fo:min-width="0.441cm"/>
      <style:paragraph-properties style:writing-mode="lr-tb"/>
    </style:style>
    <style:style style:name="gr63" style:family="graphic" style:parent-style-name="standard" style:list-style-name="L2">
      <style:graphic-properties svg:stroke-color="#ffe994" draw:fill-color="#ffe994" draw:textarea-horizontal-align="justify" draw:textarea-vertical-align="middle" draw:auto-grow-height="false" fo:min-height="0.286cm" fo:min-width="1.095cm"/>
      <style:paragraph-properties style:writing-mode="lr-tb"/>
    </style:style>
    <style:style style:name="gr64" style:family="graphic" style:parent-style-name="standard" style:list-style-name="L2">
      <style:graphic-properties svg:stroke-color="#a1467e" draw:fill-color="#a1467e" draw:textarea-horizontal-align="justify" draw:textarea-vertical-align="middle" draw:auto-grow-height="false" fo:min-height="0.286cm" fo:min-width="1.045cm"/>
      <style:paragraph-properties style:writing-mode="lr-tb"/>
    </style:style>
    <style:style style:name="gr65" style:family="graphic" style:parent-style-name="standard" style:list-style-name="L2">
      <style:graphic-properties svg:stroke-color="#ff972f" draw:fill-color="#ff972f" draw:textarea-horizontal-align="justify" draw:textarea-vertical-align="middle" draw:auto-grow-height="false" fo:min-height="0.286cm" fo:min-width="0.442cm"/>
      <style:paragraph-properties style:writing-mode="lr-tb"/>
    </style:style>
    <style:style style:name="gr66" style:family="graphic" style:parent-style-name="standard" style:list-style-name="L2">
      <style:graphic-properties svg:stroke-color="#ffe994" draw:fill-color="#ffe994" draw:textarea-horizontal-align="justify" draw:textarea-vertical-align="middle" draw:auto-grow-height="false" fo:min-height="0.286cm" fo:min-width="1.012cm"/>
      <style:paragraph-properties style:writing-mode="lr-tb"/>
    </style:style>
    <style:style style:name="gr67" style:family="graphic" style:parent-style-name="standard" style:list-style-name="L2">
      <style:graphic-properties svg:stroke-color="#a1467e" draw:fill-color="#a1467e" draw:textarea-horizontal-align="justify" draw:textarea-vertical-align="middle" draw:auto-grow-height="false" fo:min-height="0.286cm" fo:min-width="1.044cm"/>
      <style:paragraph-properties style:writing-mode="lr-tb"/>
    </style:style>
    <style:style style:name="gr68" style:family="graphic" style:parent-style-name="standard" style:list-style-name="L2">
      <style:graphic-properties svg:stroke-color="#ff972f" draw:fill-color="#ff972f" draw:textarea-horizontal-align="justify" draw:textarea-vertical-align="middle" draw:auto-grow-height="false" fo:min-height="0.286cm" fo:min-width="0.51cm"/>
      <style:paragraph-properties style:writing-mode="lr-tb"/>
    </style:style>
    <style:style style:name="gr69" style:family="graphic" style:parent-style-name="standard" style:list-style-name="L2">
      <style:graphic-properties svg:stroke-color="#ffe994" draw:fill-color="#ffe994" draw:textarea-horizontal-align="justify" draw:textarea-vertical-align="middle" draw:auto-grow-height="false" fo:min-height="0.286cm" fo:min-width="1.011cm"/>
      <style:paragraph-properties style:writing-mode="lr-tb"/>
    </style:style>
    <style:style style:name="gr70" style:family="graphic" style:parent-style-name="standard" style:list-style-name="L2">
      <style:graphic-properties svg:stroke-color="#a1467e" draw:fill-color="#a1467e" draw:textarea-horizontal-align="justify" draw:textarea-vertical-align="middle" draw:auto-grow-height="false" fo:min-height="0.286cm" fo:min-width="1.045cm"/>
      <style:paragraph-properties style:writing-mode="lr-tb"/>
    </style:style>
    <style:style style:name="gr71" style:family="graphic" style:parent-style-name="standard" style:list-style-name="L2">
      <style:graphic-properties svg:stroke-color="#ff972f" draw:fill-color="#ff972f" draw:textarea-horizontal-align="justify" draw:textarea-vertical-align="middle" draw:auto-grow-height="false" fo:min-height="0.286cm" fo:min-width="0.443cm"/>
      <style:paragraph-properties style:writing-mode="lr-tb"/>
    </style:style>
    <style:style style:name="gr72" style:family="graphic" style:parent-style-name="standard" style:list-style-name="L2">
      <style:graphic-properties svg:stroke-color="#ffe994" draw:fill-color="#ffe994" draw:textarea-horizontal-align="justify" draw:textarea-vertical-align="middle" draw:auto-grow-height="false" fo:min-height="0.286cm" fo:min-width="1.149cm"/>
      <style:paragraph-properties style:writing-mode="lr-tb"/>
    </style:style>
    <style:style style:name="gr73" style:family="graphic" style:parent-style-name="standard" style:list-style-name="L2">
      <style:graphic-properties svg:stroke-color="#a1467e" draw:fill-color="#a1467e" draw:textarea-horizontal-align="justify" draw:textarea-vertical-align="middle" draw:auto-grow-height="false" fo:min-height="0.286cm" fo:min-width="1.045cm"/>
      <style:paragraph-properties style:writing-mode="lr-tb"/>
    </style:style>
    <style:style style:name="gr74" style:family="graphic" style:parent-style-name="standard" style:list-style-name="L2">
      <style:graphic-properties svg:stroke-color="#ff972f" draw:fill-color="#ff972f" draw:textarea-horizontal-align="justify" draw:textarea-vertical-align="middle" draw:auto-grow-height="false" fo:min-height="0.286cm" fo:min-width="0.443cm"/>
      <style:paragraph-properties style:writing-mode="lr-tb"/>
    </style:style>
    <style:style style:name="gr75" style:family="graphic" style:parent-style-name="standard" style:list-style-name="L2">
      <style:graphic-properties svg:stroke-color="#ffe994" draw:fill-color="#ffe994" draw:textarea-horizontal-align="justify" draw:textarea-vertical-align="middle" draw:auto-grow-height="false" fo:min-height="0.286cm" fo:min-width="1.011cm"/>
      <style:paragraph-properties style:writing-mode="lr-tb"/>
    </style:style>
    <style:style style:name="gr76" style:family="graphic" style:parent-style-name="standard" style:list-style-name="L2">
      <style:graphic-properties svg:stroke-color="#a1467e" draw:fill-color="#a1467e" draw:textarea-horizontal-align="justify" draw:textarea-vertical-align="middle" draw:auto-grow-height="false" fo:min-height="0.286cm" fo:min-width="1.045cm"/>
      <style:paragraph-properties style:writing-mode="lr-tb"/>
    </style:style>
    <style:style style:name="gr77" style:family="graphic" style:parent-style-name="standard" style:list-style-name="L2">
      <style:graphic-properties svg:stroke-color="#ff972f" draw:fill-color="#ff972f" draw:textarea-horizontal-align="justify" draw:textarea-vertical-align="middle" draw:auto-grow-height="false" fo:min-height="0.286cm" fo:min-width="0.617cm"/>
      <style:paragraph-properties style:writing-mode="lr-tb"/>
    </style:style>
    <style:style style:name="gr78" style:family="graphic" style:parent-style-name="standard" style:list-style-name="L2">
      <style:graphic-properties svg:stroke-color="#ffe994" draw:fill-color="#ffe994" draw:textarea-horizontal-align="justify" draw:textarea-vertical-align="middle" draw:auto-grow-height="false" fo:min-height="0.286cm" fo:min-width="1.012cm"/>
      <style:paragraph-properties style:writing-mode="lr-tb"/>
    </style:style>
    <style:style style:name="gr79" style:family="graphic" style:parent-style-name="standard" style:list-style-name="L2">
      <style:graphic-properties svg:stroke-color="#a1467e" draw:fill-color="#a1467e" draw:textarea-horizontal-align="justify" draw:textarea-vertical-align="middle" draw:auto-grow-height="false" fo:min-height="0.286cm" fo:min-width="1.045cm"/>
      <style:paragraph-properties style:writing-mode="lr-tb"/>
    </style:style>
    <style:style style:name="gr80" style:family="graphic" style:parent-style-name="standard" style:list-style-name="L2">
      <style:graphic-properties svg:stroke-color="#ff972f" draw:fill-color="#ff972f" draw:textarea-horizontal-align="justify" draw:textarea-vertical-align="middle" draw:auto-grow-height="false" fo:min-height="0.286cm" fo:min-width="0.443cm"/>
      <style:paragraph-properties style:writing-mode="lr-tb"/>
    </style:style>
    <style:style style:name="gr81" style:family="graphic" style:parent-style-name="standard" style:list-style-name="L2">
      <style:graphic-properties svg:stroke-color="#ffe994" draw:fill-color="#ffe994" draw:textarea-horizontal-align="justify" draw:textarea-vertical-align="middle" draw:auto-grow-height="false" fo:min-height="0.286cm" fo:min-width="1.149cm"/>
      <style:paragraph-properties style:writing-mode="lr-tb"/>
    </style:style>
    <style:style style:name="gr82" style:family="graphic" style:parent-style-name="standard" style:list-style-name="L2">
      <style:graphic-properties svg:stroke-color="#a1467e" draw:fill-color="#a1467e" draw:textarea-horizontal-align="justify" draw:textarea-vertical-align="middle" draw:auto-grow-height="false" fo:min-height="0.286cm" fo:min-width="1.046cm"/>
      <style:paragraph-properties style:writing-mode="lr-tb"/>
    </style:style>
    <style:style style:name="gr83" style:family="graphic" style:parent-style-name="standard" style:list-style-name="L2">
      <style:graphic-properties svg:stroke-color="#ff972f" draw:fill-color="#ff972f" draw:textarea-horizontal-align="justify" draw:textarea-vertical-align="middle" draw:auto-grow-height="false" fo:min-height="0.286cm" fo:min-width="0.442cm"/>
      <style:paragraph-properties style:writing-mode="lr-tb"/>
    </style:style>
    <style:style style:name="gr84" style:family="graphic" style:parent-style-name="standard" style:list-style-name="L2">
      <style:graphic-properties svg:stroke-color="#ffe994" draw:fill-color="#ffe994" draw:textarea-horizontal-align="justify" draw:textarea-vertical-align="middle" draw:auto-grow-height="false" fo:min-height="0.286cm" fo:min-width="1.011cm"/>
      <style:paragraph-properties style:writing-mode="lr-tb"/>
    </style:style>
    <style:style style:name="gr85" style:family="graphic" style:parent-style-name="standard" style:list-style-name="L2">
      <style:graphic-properties svg:stroke-color="#a1467e" draw:fill-color="#a1467e" draw:textarea-horizontal-align="justify" draw:textarea-vertical-align="middle" draw:auto-grow-height="false" fo:min-height="0.286cm" fo:min-width="1.045cm"/>
      <style:paragraph-properties style:writing-mode="lr-tb"/>
    </style:style>
    <style:style style:name="gr86" style:family="graphic" style:parent-style-name="standard" style:list-style-name="L2">
      <style:graphic-properties svg:stroke-color="#ff972f" draw:fill-color="#ff972f" draw:textarea-horizontal-align="justify" draw:textarea-vertical-align="middle" draw:auto-grow-height="false" fo:min-height="0.286cm" fo:min-width="0.564cm"/>
      <style:paragraph-properties style:writing-mode="lr-tb"/>
    </style:style>
    <style:style style:name="gr87" style:family="graphic" style:parent-style-name="standard">
      <style:graphic-properties svg:stroke-width="0.081cm" svg:stroke-color="#0000ff" draw:marker-start-width="0.321cm" draw:marker-end-width="0.321cm" draw:fill="none" draw:textarea-horizontal-align="justify" draw:textarea-vertical-align="middle" draw:auto-grow-height="false" fo:min-height="0.205cm" fo:min-width="11.523cm" fo:padding-top="0.165cm" fo:padding-bottom="0.165cm" fo:padding-left="0.29cm" fo:padding-right="0.29cm"/>
    </style:style>
    <style:style style:name="gr8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206cm" fo:min-width="11.523cm" fo:padding-top="0.165cm" fo:padding-bottom="0.165cm" fo:padding-left="0.29cm" fo:padding-right="0.29cm"/>
    </style:style>
    <style:style style:name="gr89" style:family="graphic" style:parent-style-name="standard">
      <style:graphic-properties svg:stroke-width="0.081cm" svg:stroke-color="#0000ff" draw:marker-start-width="0.321cm" draw:marker-end-width="0.321cm" draw:fill="none" draw:textarea-horizontal-align="justify" draw:textarea-vertical-align="middle" draw:auto-grow-height="false" fo:min-height="0.205cm" fo:min-width="11.524cm" fo:padding-top="0.165cm" fo:padding-bottom="0.165cm" fo:padding-left="0.29cm" fo:padding-right="0.29cm"/>
    </style:style>
    <style:style style:name="gr9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206cm" fo:min-width="11.524cm" fo:padding-top="0.165cm" fo:padding-bottom="0.165cm" fo:padding-left="0.29cm" fo:padding-right="0.29cm"/>
    </style:style>
    <style:style style:name="gr9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48cm, 10.477cm, 39.619cm, 5.143cm)" draw:image-opacity="100%" style:mirror="none"/>
    </style:style>
    <style:style style:name="gr9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33cm, 0cm, 39.453cm, 14.096cm)" draw:image-opacity="100%" style:mirror="none"/>
    </style:style>
    <style:style style:name="gr9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457cm, 10.096cm, 31.829cm, 5.143cm)" draw:image-opacity="100%" style:mirror="none"/>
    </style:style>
    <style:style style:name="gr9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456cm, 1.334cm, 31.639cm, 13.715cm)" draw:image-opacity="100%" style:mirror="none"/>
    </style:style>
    <style:style style:name="gr9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079cm, 1.334cm, 24.016cm, 14.096cm)" draw:image-opacity="100%" style:mirror="none"/>
    </style:style>
    <style:style style:name="gr9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079cm, 10.097cm, 24.016cm, 4.952cm)" draw:image-opacity="100%" style:mirror="none"/>
    </style:style>
    <style:style style:name="gr9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5.894cm, 1.143cm, 16.773cm, 13.715cm)" draw:image-opacity="100%" style:mirror="none"/>
    </style:style>
    <style:style style:name="gr9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5.894cm, 10.287cm, 16.773cm, 4.762cm)" draw:image-opacity="100%" style:mirror="none"/>
    </style:style>
    <style:style style:name="gr9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3.517cm, 10.287cm, 8.959cm, 5.143cm)" draw:image-opacity="100%" style:mirror="none"/>
    </style:style>
    <style:style style:name="gr10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3.517cm, 1.524cm, 8.959cm, 13.906cm)" draw:image-opacity="100%" style:mirror="none"/>
    </style:style>
    <style:style style:name="gr10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0.95cm, 1.334cm, 0.954cm, 14.095cm)" draw:image-opacity="100%" style:mirror="none"/>
    </style:style>
    <style:style style:name="gr10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0.95cm, 10.287cm, 0.954cm, 4.952cm)" draw:image-opacity="100%" style:mirror="none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104" style:family="graphic" style:parent-style-name="standard">
      <style:graphic-properties svg:stroke-width="0.159cm" svg:stroke-color="#020efa" draw:marker-start-width="0.437cm" draw:marker-end-width="0.437cm" draw:fill-color="#ffffff" draw:textarea-horizontal-align="justify" draw:textarea-vertical-align="middle" draw:auto-grow-height="false" fo:min-height="1.056cm" fo:min-width="51.6cm" fo:padding-top="0.203cm" fo:padding-bottom="0.203cm" fo:padding-left="0.328cm" fo:padding-right="0.328cm"/>
    </style:style>
    <style:style style:name="gr105" style:family="graphic" style:parent-style-name="standard">
      <style:graphic-properties svg:stroke-width="0.159cm" svg:stroke-color="#020efa" draw:marker-start-width="0.437cm" draw:marker-end-width="0.437cm" draw:fill="solid" draw:fill-color="#020efa" draw:textarea-horizontal-align="justify" draw:textarea-vertical-align="middle" draw:auto-grow-height="false" fo:min-height="0.9cm" fo:min-width="15.844cm" fo:padding-top="0.203cm" fo:padding-bottom="0.203cm" fo:padding-left="0.328cm" fo:padding-right="0.328cm"/>
    </style:style>
    <style:style style:name="gr106" style:family="graphic" style:parent-style-name="standard">
      <style:graphic-properties svg:stroke-width="0.159cm" svg:stroke-color="#ff0000" draw:marker-start-width="0.437cm" draw:marker-end-width="0.437cm" draw:fill-color="#ffffff" draw:textarea-horizontal-align="justify" draw:textarea-vertical-align="middle" draw:auto-grow-height="false" fo:min-height="0.9cm" fo:min-width="51.444cm" fo:padding-top="0.203cm" fo:padding-bottom="0.203cm" fo:padding-left="0.328cm" fo:padding-right="0.328cm"/>
    </style:style>
    <style:style style:name="gr107" style:family="graphic" style:parent-style-name="standard">
      <style:graphic-properties svg:stroke-width="0.159cm" svg:stroke-color="#ff0000" draw:marker-start-width="0.437cm" draw:marker-end-width="0.437cm" draw:fill="solid" draw:fill-color="#ff0000" draw:textarea-horizontal-align="justify" draw:textarea-vertical-align="middle" draw:auto-grow-height="false" fo:min-height="0.9cm" fo:min-width="33.844cm" fo:padding-top="0.203cm" fo:padding-bottom="0.203cm" fo:padding-left="0.328cm" fo:padding-right="0.328cm"/>
    </style:style>
    <style:style style:name="gr108" style:family="graphic" style:parent-style-name="objectwithoutfill">
      <style:graphic-properties svg:stroke-color="#ffffff" draw:marker-end="Arrow" draw:marker-end-width="0.61cm" draw:fill="none" draw:textarea-vertical-align="middle"/>
    </style:style>
    <style:style style:name="gr109" style:family="graphic">
      <style:graphic-properties style:protect="size"/>
    </style:style>
    <style:style style:name="pr1" style:family="presentation" style:parent-style-name="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color="#000000"/>
    </style:style>
    <style:style style:name="P5" style:family="paragraph">
      <style:text-properties fo:color="#000000"/>
    </style:style>
    <style:style style:name="P6" style:family="paragraph">
      <loext:graphic-properties draw:fill="gradient" draw:fill-gradient-name="Gradient_20_55"/>
      <style:paragraph-properties fo:text-align="center"/>
      <style:text-properties style:font-name="Liberation Serif" fo:font-size="20pt" style:font-size-asian="20pt" style:font-size-complex="20pt"/>
    </style:style>
    <style:style style:name="P7" style:family="paragraph">
      <loext:graphic-properties draw:fill="gradient" draw:fill-gradient-name="Gradient_20_56"/>
      <style:paragraph-properties fo:text-align="center"/>
      <style:text-properties style:font-name="Liberation Serif" fo:font-size="20pt" style:font-size-asian="20pt" style:font-size-complex="20pt"/>
    </style:style>
    <style:style style:name="P8" style:family="paragraph">
      <loext:graphic-properties draw:fill="gradient" draw:fill-gradient-name="Gradient_20_57"/>
      <style:paragraph-properties fo:text-align="center"/>
      <style:text-properties style:font-name="Liberation Serif" fo:font-size="20pt" style:font-size-asian="20pt" style:font-size-complex="20pt"/>
    </style:style>
    <style:style style:name="P9" style:family="paragraph">
      <style:text-properties style:font-name="Liberation Serif" fo:font-weight="bold" style:font-weight-asian="bold" style:font-weight-complex="bold"/>
    </style:style>
    <style:style style:name="P10" style:family="paragraph">
      <loext:graphic-properties draw:fill="none" draw:fill-color="#ffffff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style:font-name="Times New Roman2" fo:font-size="46pt" fo:font-weight="bold" style:font-size-asian="46pt" style:font-weight-asian="bold" style:font-size-complex="46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-color="#a1467e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-color="#ff972f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-color="#ffe994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-color="#ff972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0" style:family="paragraph">
      <loext:graphic-properties draw:fill-color="#a1467e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1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-color="#ffe994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solid" draw:fill-color="#020efa"/>
      <style:paragraph-properties fo:text-align="center"/>
    </style:style>
    <style:style style:name="P25" style:family="paragraph">
      <loext:graphic-properties draw:fill="solid" draw:fill-color="#ff0000"/>
      <style:paragraph-properties fo:text-align="center"/>
    </style:style>
    <style:style style:name="P26" style:family="paragraph">
      <loext:graphic-properties draw:fill-color="#ffffff"/>
    </style:style>
    <style:style style:name="T1" style:family="text">
      <style:text-properties style:text-line-through-style="none" style:text-line-through-type="none" style:font-name="Times New Roman1" fo:font-size="24pt" fo:font-weight="bold" style:font-size-asian="24pt" style:font-size-complex="24pt"/>
    </style:style>
    <style:style style:name="T2" style:family="text">
      <style:text-properties style:text-line-through-style="none" style:text-line-through-type="none" style:font-name="Times New Roman1" fo:font-size="46pt" fo:font-weight="bold" style:font-size-asian="46pt" style:font-size-complex="46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Times New Roman2" fo:font-size="46pt" fo:font-weight="bold" style:font-size-asian="46pt" style:font-weight-asian="bold" style:font-size-complex="46pt" style:font-weight-complex="bold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5f_" presentation:presentation-page-layout-name="AL1T1">
        <draw:frame draw:style-name="gr1" draw:text-style-name="P1" draw:layer="layout" svg:width="16.341cm" svg:height="13.018cm" svg:x="20.055cm" svg:y="21.706cm">
          <draw:image xlink:href="Pictures/100000000000024E000001A41CF43D16E0E6F307.png" xlink:type="simple" xlink:show="embed" xlink:actuate="onLoad" loext:mime-type="image/png">
            <text:p/>
          </draw:image>
        </draw:frame>
        <draw:frame draw:style-name="gr2" draw:text-style-name="P2" draw:layer="layout" svg:width="15.717cm" svg:height="16.686cm" draw:transform="rotate (1.5697491292437) translate (32.192cm 50.583cm)">
          <draw:image xlink:href="Pictures/100000000000024E0000024AA417C3D06B1C9257.png" xlink:type="simple" xlink:show="embed" xlink:actuate="onLoad" loext:mime-type="image/png">
            <text:p/>
          </draw:image>
        </draw:frame>
        <draw:frame draw:style-name="gr3" draw:text-style-name="P2" draw:layer="layout" svg:width="15.659cm" svg:height="16.57cm" draw:transform="rotate (1.56503674026332) translate (7.144cm 50.496cm)">
          <draw:image xlink:href="Pictures/100000000000024E0000024A64516A335082AB10.png" xlink:type="simple" xlink:show="embed" xlink:actuate="onLoad" loext:mime-type="image/png">
            <text:p/>
          </draw:image>
        </draw:frame>
        <draw:ellipse draw:style-name="gr4" draw:text-style-name="P3" draw:layer="layout" svg:width="8.431cm" svg:height="8.428cm" svg:x="36.297cm" svg:y="39.052cm">
          <text:p/>
        </draw:ellipse>
        <draw:frame draw:style-name="gr5" draw:text-style-name="P3" draw:layer="layout" svg:width="4.315cm" svg:height="1.415cm" svg:x="39.207cm" svg:y="45.764cm">
          <draw:text-box>
            <text:p><text:span text:style-name="T1">ZT12</text:span></text:p>
          </draw:text-box>
        </draw:frame>
        <draw:frame draw:style-name="gr6" draw:text-style-name="P3" draw:layer="layout" svg:width="4.316cm" svg:height="1.371cm" svg:x="37.431cm" svg:y="43.968cm">
          <draw:text-box>
            <text:p><text:span text:style-name="T1">ZT16</text:span></text:p>
          </draw:text-box>
        </draw:frame>
        <draw:line draw:style-name="gr7" draw:text-style-name="P3" draw:layer="layout" svg:x1="43.723cm" svg:y1="45.092cm" svg:x2="44.706cm" svg:y2="45.654cm">
          <text:p/>
        </draw:line>
        <draw:line draw:style-name="gr8" draw:text-style-name="P3" draw:layer="layout" svg:x1="36.699cm" svg:y1="45.372cm" svg:x2="37.381cm" svg:y2="44.961cm">
          <text:p/>
        </draw:line>
        <draw:line draw:style-name="gr9" draw:text-style-name="P3" draw:layer="layout" svg:x1="40.392cm" svg:y1="47.781cm" svg:x2="40.392cm" svg:y2="46.928cm">
          <text:p/>
        </draw:line>
        <draw:frame draw:style-name="gr10" draw:text-style-name="P3" draw:layer="layout" svg:width="2.092cm" svg:height="2.441cm" svg:x="41.832cm" svg:y="44.169cm">
          <draw:text-box>
            <text:p><text:span text:style-name="T1">ZT8</text:span></text:p>
          </draw:text-box>
        </draw:frame>
        <draw:frame draw:style-name="gr11" draw:text-style-name="P3" draw:layer="layout" svg:width="6.541cm" svg:height="2.397cm" svg:x="8.34cm" svg:y="32.62cm">
          <draw:text-box>
            <text:p><text:span text:style-name="T2"><text:s/></text:span><text:span text:style-name="T2">(A)</text:span></text:p>
          </draw:text-box>
        </draw:frame>
        <draw:ellipse draw:style-name="gr4" draw:text-style-name="P3" draw:layer="layout" svg:width="9.374cm" svg:height="9.384cm" svg:x="35.845cm" svg:y="38.569cm">
          <text:p/>
        </draw:ellipse>
        <draw:circle draw:style-name="gr12" draw:text-style-name="P4" draw:layer="layout" svg:width="8.43cm" svg:height="8.429cm" svg:x="11.255cm" svg:y="38.977cm">
          <text:p/>
        </draw:circle>
        <draw:frame draw:style-name="gr13" draw:text-style-name="P4" draw:layer="layout" svg:width="4.368cm" svg:height="1.414cm" svg:x="14.467cm" svg:y="39.499cm">
          <draw:text-box>
            <text:p text:style-name="P5"><text:span text:style-name="T1">ZT0</text:span></text:p>
          </draw:text-box>
        </draw:frame>
        <draw:frame draw:style-name="gr14" draw:text-style-name="P4" draw:layer="layout" svg:width="4.315cm" svg:height="1.416cm" svg:x="14.165cm" svg:y="45.69cm">
          <draw:text-box>
            <text:p text:style-name="P5"><text:span text:style-name="T1">ZT12</text:span></text:p>
          </draw:text-box>
        </draw:frame>
        <draw:frame draw:style-name="gr15" draw:text-style-name="P4" draw:layer="layout" svg:width="2.781cm" svg:height="2.513cm" svg:x="12.389cm" svg:y="41.382cm">
          <draw:text-box>
            <text:p text:style-name="P5"><text:span text:style-name="T1">ZT20</text:span></text:p>
          </draw:text-box>
        </draw:frame>
        <draw:frame draw:style-name="gr6" draw:text-style-name="P4" draw:layer="layout" svg:width="4.316cm" svg:height="1.371cm" svg:x="12.389cm" svg:y="43.895cm">
          <draw:text-box>
            <text:p text:style-name="P5"><text:span text:style-name="T1">ZT16</text:span></text:p>
          </draw:text-box>
        </draw:frame>
        <draw:line draw:style-name="gr16" draw:text-style-name="P4" draw:layer="layout" svg:x1="15.35cm" svg:y1="39.421cm" svg:x2="15.35cm" svg:y2="38.375cm">
          <text:p/>
        </draw:line>
        <draw:line draw:style-name="gr17" draw:text-style-name="P4" draw:layer="layout" svg:x1="18.681cm" svg:y1="45.019cm" svg:x2="19.664cm" svg:y2="45.581cm">
          <text:p/>
        </draw:line>
        <draw:line draw:style-name="gr18" draw:text-style-name="P4" draw:layer="layout" svg:x1="18.681cm" svg:y1="41.487cm" svg:x2="19.705cm" svg:y2="41.012cm">
          <text:p/>
        </draw:line>
        <draw:line draw:style-name="gr18" draw:text-style-name="P4" draw:layer="layout" svg:x1="12.259cm" svg:y1="41.487cm" svg:x2="11.356cm" svg:y2="40.985cm">
          <text:p/>
        </draw:line>
        <draw:line draw:style-name="gr18" draw:text-style-name="P4" draw:layer="layout" svg:x1="11.556cm" svg:y1="45.6cm" svg:x2="12.238cm" svg:y2="45.189cm">
          <text:p/>
        </draw:line>
        <draw:line draw:style-name="gr19" draw:text-style-name="P4" draw:layer="layout" svg:x1="15.64cm" svg:y1="47.879cm" svg:x2="15.64cm" svg:y2="46.855cm">
          <text:p/>
        </draw:line>
        <draw:frame draw:style-name="gr10" draw:text-style-name="P4" draw:layer="layout" svg:width="2.158cm" svg:height="2.441cm" svg:x="16.322cm" svg:y="41.285cm">
          <draw:text-box>
            <text:p text:style-name="P5"><text:span text:style-name="T1">ZT4</text:span></text:p>
          </draw:text-box>
        </draw:frame>
        <draw:frame draw:style-name="gr20" draw:text-style-name="P4" draw:layer="layout" svg:width="2.093cm" svg:height="2.442cm" svg:x="16.79cm" svg:y="44.095cm">
          <draw:text-box>
            <text:p text:style-name="P5"><text:span text:style-name="T1">ZT8</text:span></text:p>
          </draw:text-box>
        </draw:frame>
        <draw:ellipse draw:style-name="gr12" draw:text-style-name="P4" draw:layer="layout" svg:width="9.373cm" svg:height="9.353cm" svg:x="10.804cm" svg:y="38.549cm">
          <text:p/>
        </draw:ellipse>
        <draw:custom-shape draw:style-name="gr21" draw:text-style-name="P6" draw:layer="layout" svg:width="5.426cm" svg:height="0.968cm" svg:x="24.966cm" svg:y="36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7" draw:layer="layout" svg:width="5.426cm" svg:height="0.969cm" svg:x="24.966cm" svg:y="38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5.426cm" svg:height="0.969cm" svg:x="24.966cm" svg:y="37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0" draw:layer="layout" svg:width="6.2cm" svg:height="1.189cm" svg:x="25.16cm" svg:y="34.902cm">
          <draw:text-box>
            <text:p text:style-name="P9"><text:span text:style-name="T3">Number of </text:span><text:span text:style-name="T3">cells</text:span></text:p>
          </draw:text-box>
        </draw:frame>
        <draw:frame draw:style-name="gr25" draw:text-style-name="P10" draw:layer="layout" svg:width="7.167cm" svg:height="2.09cm" svg:x="24.386cm" svg:y="39.454cm">
          <draw:text-box>
            <text:p text:style-name="P9"><text:span text:style-name="T3">Low <text:s text:c="17"/></text:span><text:span text:style-name="T3"><text:s text:c="2"/>High</text:span></text:p>
          </draw:text-box>
        </draw:frame>
        <draw:frame draw:style-name="gr26" draw:text-style-name="P11" draw:layer="layout" svg:width="6.543cm" svg:height="2.396cm" svg:x="8.876cm" svg:y="32.439cm">
          <draw:text-box>
            <text:p><text:span text:style-name="T4"><text:s/></text:span><text:span text:style-name="T4">(A)</text:span></text:p>
          </draw:text-box>
        </draw:frame>
        <draw:frame draw:style-name="gr13" draw:text-style-name="P4" draw:layer="layout" svg:width="4.368cm" svg:height="1.414cm" svg:x="39.509cm" svg:y="39.499cm">
          <draw:text-box>
            <text:p text:style-name="P5"><text:span text:style-name="T1">ZT0</text:span></text:p>
          </draw:text-box>
        </draw:frame>
        <draw:frame draw:style-name="gr15" draw:text-style-name="P4" draw:layer="layout" svg:width="2.779cm" svg:height="2.513cm" svg:x="37.431cm" svg:y="41.382cm">
          <draw:text-box>
            <text:p text:style-name="P5"><text:span text:style-name="T1">ZT20</text:span></text:p>
          </draw:text-box>
        </draw:frame>
        <draw:line draw:style-name="gr27" draw:text-style-name="P4" draw:layer="layout" svg:x1="40.392cm" svg:y1="39.421cm" svg:x2="40.392cm" svg:y2="38.375cm">
          <text:p/>
        </draw:line>
        <draw:line draw:style-name="gr8" draw:text-style-name="P4" draw:layer="layout" svg:x1="43.723cm" svg:y1="41.487cm" svg:x2="44.747cm" svg:y2="41.012cm">
          <text:p/>
        </draw:line>
        <draw:line draw:style-name="gr8" draw:text-style-name="P4" draw:layer="layout" svg:x1="37.301cm" svg:y1="41.487cm" svg:x2="36.398cm" svg:y2="40.985cm">
          <text:p/>
        </draw:line>
        <draw:frame draw:style-name="gr10" draw:text-style-name="P4" draw:layer="layout" svg:width="2.158cm" svg:height="2.441cm" svg:x="41.364cm" svg:y="41.285cm">
          <draw:text-box>
            <text:p text:style-name="P5"><text:span text:style-name="T1">ZT4</text:span></text:p>
          </draw:text-box>
        </draw:frame>
        <draw:line draw:style-name="gr28" draw:text-style-name="P1" draw:layer="layout" svg:x1="9.668cm" svg:y1="23.946cm" svg:x2="9.668cm" svg:y2="32.201cm">
          <text:p/>
        </draw:line>
        <draw:frame draw:style-name="gr1" draw:text-style-name="P1" draw:layer="layout" svg:width="16.341cm" svg:height="13.018cm" svg:x="1.688cm" svg:y="21.706cm">
          <draw:image xlink:href="Pictures/100000000000024E000001A46D427B5190113CC6.png" xlink:type="simple" xlink:show="embed" xlink:actuate="onLoad" loext:mime-type="image/png">
            <text:p/>
          </draw:image>
        </draw:frame>
        <draw:frame draw:style-name="gr1" draw:text-style-name="P1" draw:layer="layout" svg:width="16.341cm" svg:height="13.018cm" svg:x="38.401cm" svg:y="21.706cm">
          <draw:image xlink:href="Pictures/100000000000024E000001A449833A36AEF782E9.png" xlink:type="simple" xlink:show="embed" xlink:actuate="onLoad" loext:mime-type="image/png">
            <text:p/>
          </draw:image>
        </draw:frame>
        <draw:frame draw:style-name="gr29" draw:text-style-name="P12" draw:layer="layout" svg:width="5.712cm" svg:height="1.171cm" draw:transform="rotate (1.5707963267949) translate (19.782cm 29.15cm)">
          <draw:text-box>
            <text:p><text:span text:style-name="T5">% of </text:span><text:span text:style-name="T5">Cell</text:span><text:span text:style-name="T5">s</text:span></text:p>
          </draw:text-box>
        </draw:frame>
        <draw:frame draw:style-name="gr29" draw:text-style-name="P12" draw:layer="layout" svg:width="5.712cm" svg:height="1.171cm" draw:transform="rotate (1.5707963267949) translate (1.36cm 29.151cm)">
          <draw:text-box>
            <text:p><text:span text:style-name="T5">% of </text:span><text:span text:style-name="T5">Cells</text:span></text:p>
          </draw:text-box>
        </draw:frame>
        <draw:frame draw:style-name="gr30" draw:text-style-name="P12" draw:layer="layout" svg:width="5.712cm" svg:height="1.172cm" draw:transform="rotate (1.5707963267949) translate (38.206cm 29.151cm)">
          <draw:text-box>
            <text:p><text:span text:style-name="T5">% of </text:span><text:span text:style-name="T5">Cells</text:span></text:p>
          </draw:text-box>
        </draw:frame>
        <draw:frame draw:style-name="gr31" draw:text-style-name="P13" draw:layer="layout" svg:width="4.915cm" svg:height="1.399cm" svg:x="7.264cm" svg:y="22.41cm">
          <draw:text-box>
            <text:p><text:span text:style-name="T6">G1 </text:span><text:span text:style-name="T6">Phas</text:span><text:span text:style-name="T6">e</text:span></text:p>
          </draw:text-box>
        </draw:frame>
        <draw:frame draw:style-name="gr31" draw:text-style-name="P13" draw:layer="layout" svg:width="4.916cm" svg:height="1.399cm" svg:x="26.419cm" svg:y="22.411cm">
          <draw:text-box>
            <text:p><text:span text:style-name="T6">S </text:span><text:span text:style-name="T6">Pha</text:span><text:span text:style-name="T6">se</text:span></text:p>
          </draw:text-box>
        </draw:frame>
        <draw:frame draw:style-name="gr31" draw:text-style-name="P13" draw:layer="layout" svg:width="4.917cm" svg:height="1.399cm" svg:x="44.214cm" svg:y="22.412cm">
          <draw:text-box>
            <text:p><text:span text:style-name="T6">G2 </text:span><text:span text:style-name="T6">Pha</text:span><text:span text:style-name="T6">se</text:span></text:p>
          </draw:text-box>
        </draw:frame>
        <draw:frame draw:style-name="gr32" draw:text-style-name="P11" draw:layer="layout" svg:width="6.542cm" svg:height="2.397cm" svg:x="1.2cm" svg:y="21.7cm">
          <draw:text-box>
            <text:p><text:span text:style-name="T4"><text:s/></text:span><text:span text:style-name="T4">(C</text:span><text:span text:style-name="T4">)</text:span></text:p>
          </draw:text-box>
        </draw:frame>
        <draw:custom-shape draw:style-name="gr33" draw:text-style-name="P15" draw:layer="layout" svg:width="1.542cm" svg:height="0.535cm" svg:x="6.494cm" svg:y="31.666cm">
          <text:p text:style-name="P14"><text:span text:style-name="T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6" draw:layer="layout" svg:width="1.046cm" svg:height="0.535cm" svg:x="7.994cm" svg:y="31.666cm">
          <text:p text:style-name="P14"><text:span text:style-name="T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7" draw:layer="layout" svg:width="1.649cm" svg:height="0.535cm" svg:x="4.819cm" svg:y="31.666cm">
          <text:p text:style-name="P14"><text:span text:style-name="T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1.648cm" svg:height="0.535cm" svg:x="9.007cm" svg:y="31.666cm">
          <text:p text:style-name="P14"><text:span text:style-name="T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5" draw:layer="layout" svg:width="1.393cm" svg:height="0.535cm" svg:x="10.682cm" svg:y="31.666cm">
          <text:p text:style-name="P14"><text:span text:style-name="T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6" draw:layer="layout" svg:width="1.048cm" svg:height="0.535cm" svg:x="12.075cm" svg:y="31.666cm">
          <text:p text:style-name="P14"><text:span text:style-name="T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7" draw:layer="layout" svg:width="1.649cm" svg:height="0.535cm" svg:x="13.088cm" svg:y="31.666cm">
          <text:p text:style-name="P14"><text:span text:style-name="T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5" draw:layer="layout" svg:width="1.395cm" svg:height="0.535cm" svg:x="14.763cm" svg:y="31.666cm">
          <text:p text:style-name="P14"><text:span text:style-name="T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275cm" svg:height="0.535cm" svg:x="16.158cm" svg:y="31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0.627cm" svg:height="0.535cm" svg:x="4.33cm" svg:y="31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5" draw:layer="layout" svg:width="1.545cm" svg:height="0.535cm" svg:x="24.875cm" svg:y="31.666cm">
          <text:p text:style-name="P14"><text:span text:style-name="T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6" draw:layer="layout" svg:width="1.047cm" svg:height="0.535cm" svg:x="26.378cm" svg:y="31.666cm">
          <text:p text:style-name="P14"><text:span text:style-name="T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7" draw:layer="layout" svg:width="1.652cm" svg:height="0.535cm" svg:x="23.302cm" svg:y="31.666cm">
          <text:p text:style-name="P14"><text:span text:style-name="T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7" draw:layer="layout" svg:width="1.652cm" svg:height="0.535cm" svg:x="27.392cm" svg:y="31.666cm">
          <text:p text:style-name="P14"><text:span text:style-name="T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layout" svg:width="1.397cm" svg:height="0.535cm" svg:x="29.07cm" svg:y="31.666cm">
          <text:p text:style-name="P14"><text:span text:style-name="T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6" draw:layer="layout" svg:width="1.047cm" svg:height="0.535cm" svg:x="30.467cm" svg:y="31.666cm">
          <text:p text:style-name="P14"><text:span text:style-name="T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7" draw:layer="layout" svg:width="1.651cm" svg:height="0.535cm" svg:x="31.482cm" svg:y="31.666cm">
          <text:p text:style-name="P14"><text:span text:style-name="T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5" draw:layer="layout" svg:width="1.397cm" svg:height="0.535cm" svg:x="33.159cm" svg:y="31.666cm">
          <text:p text:style-name="P14"><text:span text:style-name="T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212cm" svg:height="0.535cm" svg:x="34.556cm" svg:y="31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8" draw:layer="layout" svg:width="0.629cm" svg:height="0.535cm" svg:x="22.708cm" svg:y="31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0" draw:layer="layout" svg:width="1.545cm" svg:height="0.535cm" svg:x="43.193cm" svg:y="31.666cm">
          <text:p text:style-name="P19"><text:span text:style-name="T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8" draw:layer="layout" svg:width="1.048cm" svg:height="0.535cm" svg:x="44.695cm" svg:y="31.666cm">
          <text:p text:style-name="P21"><text:span text:style-name="T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2" draw:layer="layout" svg:width="1.652cm" svg:height="0.535cm" svg:x="41.62cm" svg:y="31.666cm">
          <text:p text:style-name="P19"><text:span text:style-name="T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7" draw:layer="layout" svg:width="1.652cm" svg:height="0.535cm" svg:x="45.71cm" svg:y="31.666cm">
          <text:p text:style-name="P14"><text:span text:style-name="T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5" draw:layer="layout" svg:width="1.395cm" svg:height="0.535cm" svg:x="47.388cm" svg:y="31.666cm">
          <text:p text:style-name="P14"><text:span text:style-name="T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6" draw:layer="layout" svg:width="1.049cm" svg:height="0.535cm" svg:x="48.783cm" svg:y="31.666cm">
          <text:p text:style-name="P14"><text:span text:style-name="T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7" draw:layer="layout" svg:width="1.65cm" svg:height="0.535cm" svg:x="49.8cm" svg:y="31.666cm">
          <text:p text:style-name="P14"><text:span text:style-name="T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5" draw:layer="layout" svg:width="1.397cm" svg:height="0.535cm" svg:x="51.476cm" svg:y="31.666cm">
          <text:p text:style-name="P14"><text:span text:style-name="T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0.276cm" svg:height="0.535cm" svg:x="52.873cm" svg:y="31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8" draw:layer="layout" svg:width="0.629cm" svg:height="0.535cm" svg:x="41.025cm" svg:y="31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7" draw:layer="layout" svg:width="1.511cm" svg:height="0.536cm" svg:x="8.412cm" svg:y="32.368cm">
          <text:p text:style-name="P14"><text:span text:style-name="T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5" draw:layer="layout" svg:width="1.545cm" svg:height="0.536cm" svg:x="9.907cm" svg:y="32.368cm">
          <text:p text:style-name="P14"><text:span text:style-name="T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6" draw:layer="layout" svg:width="0.941cm" svg:height="0.536cm" svg:x="11.448cm" svg:y="32.368cm">
          <text:p text:style-name="P14"><text:span text:style-name="T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7" draw:layer="layout" svg:width="1.595cm" svg:height="0.536cm" svg:x="4.33cm" svg:y="32.368cm">
          <text:p text:style-name="P14"><text:span text:style-name="T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5" draw:layer="layout" svg:width="1.545cm" svg:height="0.536cm" svg:x="5.929cm" svg:y="32.368cm">
          <text:p text:style-name="P14"><text:span text:style-name="T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6" draw:layer="layout" svg:width="0.942cm" svg:height="0.536cm" svg:x="7.47cm" svg:y="32.368cm">
          <text:p text:style-name="P14"><text:span text:style-name="T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7" draw:layer="layout" svg:width="1.512cm" svg:height="0.536cm" svg:x="12.389cm" svg:y="32.368cm">
          <text:p text:style-name="P14"><text:span text:style-name="T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5" draw:layer="layout" svg:width="1.544cm" svg:height="0.536cm" svg:x="13.885cm" svg:y="32.368cm">
          <text:p text:style-name="P14"><text:span text:style-name="T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6" draw:layer="layout" svg:width="1.01cm" svg:height="0.536cm" svg:x="15.425cm" svg:y="32.368cm">
          <text:p text:style-name="P14"><text:span text:style-name="T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7" draw:layer="layout" svg:width="1.511cm" svg:height="0.536cm" svg:x="45.154cm" svg:y="32.368cm">
          <text:p text:style-name="P14"><text:span text:style-name="T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5" draw:layer="layout" svg:width="1.545cm" svg:height="0.536cm" svg:x="46.648cm" svg:y="32.368cm">
          <text:p text:style-name="P14"><text:span text:style-name="T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6" draw:layer="layout" svg:width="0.943cm" svg:height="0.536cm" svg:x="48.189cm" svg:y="32.368cm">
          <text:p text:style-name="P14"><text:span text:style-name="T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7" draw:layer="layout" svg:width="1.649cm" svg:height="0.536cm" svg:x="41.053cm" svg:y="32.368cm">
          <text:p text:style-name="P14"><text:span text:style-name="T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5" draw:layer="layout" svg:width="1.545cm" svg:height="0.536cm" svg:x="42.67cm" svg:y="32.368cm">
          <text:p text:style-name="P14"><text:span text:style-name="T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6" draw:layer="layout" svg:width="0.943cm" svg:height="0.536cm" svg:x="44.211cm" svg:y="32.368cm">
          <text:p text:style-name="P14"><text:span text:style-name="T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7" draw:layer="layout" svg:width="1.511cm" svg:height="0.536cm" svg:x="49.132cm" svg:y="32.368cm">
          <text:p text:style-name="P14"><text:span text:style-name="T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5" draw:layer="layout" svg:width="1.545cm" svg:height="0.536cm" svg:x="50.626cm" svg:y="32.368cm">
          <text:p text:style-name="P14"><text:span text:style-name="T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6" draw:layer="layout" svg:width="1.117cm" svg:height="0.536cm" svg:x="52.062cm" svg:y="32.368cm">
          <text:p text:style-name="P14"><text:span text:style-name="T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7" draw:layer="layout" svg:width="1.512cm" svg:height="0.536cm" svg:x="26.834cm" svg:y="32.368cm">
          <text:p text:style-name="P14"><text:span text:style-name="T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5" draw:layer="layout" svg:width="1.545cm" svg:height="0.536cm" svg:x="28.328cm" svg:y="32.368cm">
          <text:p text:style-name="P14"><text:span text:style-name="T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6" draw:layer="layout" svg:width="0.943cm" svg:height="0.536cm" svg:x="29.869cm" svg:y="32.368cm">
          <text:p text:style-name="P14"><text:span text:style-name="T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layout" svg:width="1.649cm" svg:height="0.536cm" svg:x="22.708cm" svg:y="32.368cm">
          <text:p text:style-name="P14"><text:span text:style-name="T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5" draw:layer="layout" svg:width="1.546cm" svg:height="0.536cm" svg:x="24.351cm" svg:y="32.368cm">
          <text:p text:style-name="P14"><text:span text:style-name="T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6" draw:layer="layout" svg:width="0.942cm" svg:height="0.536cm" svg:x="25.892cm" svg:y="32.368cm">
          <text:p text:style-name="P14"><text:span text:style-name="T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7" draw:layer="layout" svg:width="1.511cm" svg:height="0.536cm" svg:x="30.812cm" svg:y="32.368cm">
          <text:p text:style-name="P14"><text:span text:style-name="T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5" draw:layer="layout" svg:width="1.545cm" svg:height="0.536cm" svg:x="32.306cm" svg:y="32.368cm">
          <text:p text:style-name="P14"><text:span text:style-name="T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6" draw:layer="layout" svg:width="1.064cm" svg:height="0.536cm" svg:x="33.743cm" svg:y="32.368cm">
          <text:p text:style-name="P14"><text:span text:style-name="T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" draw:layer="layout" svg:width="12.103cm" svg:height="0.535cm" svg:x="4.33cm" svg:y="31.66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" draw:layer="layout" svg:width="12.103cm" svg:height="0.536cm" svg:x="4.33cm" svg:y="32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" draw:layer="layout" svg:width="12.104cm" svg:height="0.535cm" svg:x="22.648cm" svg:y="31.666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" draw:layer="layout" svg:width="12.104cm" svg:height="0.536cm" svg:x="22.648cm" svg:y="32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" draw:layer="layout" svg:width="12.104cm" svg:height="0.535cm" svg:x="41.071cm" svg:y="31.666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" draw:layer="layout" svg:width="12.104cm" svg:height="0.536cm" svg:x="41.071cm" svg:y="32.368cm">
          <text:p/>
          <draw:enhanced-geometry svg:viewBox="0 0 21600 21600" draw:type="rectangle" draw:enhanced-path="M 0 0 L 21600 0 21600 21600 0 21600 0 0 Z N"/>
        </draw:custom-shape>
        <draw:frame draw:style-name="gr91" draw:text-style-name="P1" draw:layer="layout" svg:width="8.428cm" svg:height="6.913cm" svg:x="0.6cm" svg:y="1.781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92" draw:text-style-name="P1" draw:layer="layout" svg:width="9.927cm" svg:height="7.276cm" svg:x="0.6cm" svg:y="11.221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93" draw:text-style-name="P1" draw:layer="layout" svg:width="8.801cm" svg:height="7.275cm" svg:x="9.405cm" svg:y="1.6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94" draw:text-style-name="P1" draw:layer="layout" svg:width="8.99cm" svg:height="7.458cm" svg:x="9.029cm" svg:y="11.221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95" draw:text-style-name="P1" draw:layer="layout" svg:width="8.617cm" svg:height="7.458cm" svg:x="18.207cm" svg:y="11.222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96" draw:text-style-name="P1" draw:layer="layout" svg:width="8.99cm" svg:height="7.458cm" svg:x="18.02cm" svg:y="1.691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97" draw:text-style-name="P1" draw:layer="layout" svg:width="9.177cm" svg:height="6.912cm" svg:x="26.825cm" svg:y="11.404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98" draw:text-style-name="P1" draw:layer="layout" svg:width="8.988cm" svg:height="6.911cm" svg:x="26.824cm" svg:y="1.873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99" draw:text-style-name="P1" draw:layer="layout" svg:width="8.615cm" svg:height="7.094cm" svg:x="36.188cm" svg:y="1.873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00" draw:text-style-name="P1" draw:layer="layout" svg:width="8.614cm" svg:height="7.094cm" svg:x="36.003cm" svg:y="11.496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01" draw:text-style-name="P1" draw:layer="layout" svg:width="8.606cm" svg:height="7.674cm" svg:x="45.194cm" svg:y="11.326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02" draw:text-style-name="P1" draw:layer="layout" svg:width="8.755cm" svg:height="7.64cm" svg:x="44.998cm" svg:y="1.695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03" draw:text-style-name="P11" draw:layer="layout" svg:width="6.25cm" svg:height="2.046cm" svg:x="3.8cm" svg:y="35.944cm">
          <draw:text-box>
            <text:p><text:span text:style-name="T4"><text:s/></text:span><text:span text:style-name="T4">(B)</text:span></text:p>
          </draw:text-box>
        </draw:frame>
        <draw:frame draw:style-name="gr103" draw:text-style-name="P11" draw:layer="layout" svg:width="6.25cm" svg:height="2.046cm" svg:x="32cm" svg:y="35.598cm">
          <draw:text-box>
            <text:p><text:span text:style-name="T4"><text:s/></text:span><text:span text:style-name="T4">(C)</text:span></text:p>
          </draw:text-box>
        </draw:frame>
        <draw:frame draw:style-name="gr103" draw:text-style-name="P11" draw:layer="layout" svg:width="6.25cm" svg:height="2.046cm" svg:x="52.701cm" svg:y="5.4cm">
          <draw:text-box>
            <text:p><text:span text:style-name="T4"><text:s/></text:span><text:span text:style-name="T4">(A)</text:span></text:p>
          </draw:text-box>
        </draw:frame>
        <draw:frame draw:style-name="gr103" draw:text-style-name="P11" draw:layer="layout" svg:width="6.25cm" svg:height="2.046cm" svg:x="52.751cm" svg:y="15.046cm">
          <draw:text-box>
            <text:p><text:span text:style-name="T4"><text:s/></text:span><text:span text:style-name="T4">(B)</text:span></text:p>
          </draw:text-box>
        </draw:frame>
        <draw:custom-shape draw:style-name="gr104" draw:text-style-name="P23" draw:layer="layout" svg:width="52.1cm" svg:height="1.306cm" svg:x="1.101cm" svg:y="8.894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24" draw:layer="layout" svg:width="16.5cm" svg:height="1.306cm" svg:x="36.701cm" svg:y="8.894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3" draw:layer="layout" svg:width="52.1cm" svg:height="1.306cm" svg:x="1.101cm" svg:y="18.794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25" draw:layer="layout" svg:width="34.5cm" svg:height="1.306cm" svg:x="18.701cm" svg:y="18.794cm">
          <text:p/>
          <draw:enhanced-geometry svg:viewBox="0 0 21600 21600" draw:type="rectangle" draw:enhanced-path="M 0 0 L 21600 0 21600 21600 0 21600 0 0 Z N"/>
        </draw:custom-shape>
        <draw:line draw:style-name="gr108" draw:text-style-name="P1" draw:layer="layout" svg:x1="43.441cm" svg:y1="13.962cm" svg:x2="41.409cm" svg:y2="13.2cm">
          <text:p/>
        </draw:line>
        <draw:line draw:style-name="gr108" draw:text-style-name="P1" draw:layer="layout" svg:x1="42.933cm" svg:y1="15.74cm" svg:x2="40.901cm" svg:y2="16.756cm">
          <text:p/>
        </draw:line>
        <draw:line draw:style-name="gr108" draw:text-style-name="P1" draw:layer="layout" svg:x1="50.593cm" svg:y1="3.463cm" svg:x2="49.901cm" svg:y2="5.4cm">
          <text:p/>
        </draw:line>
        <presentation:notes draw:style-name="dp2">
          <draw:page-thumbnail draw:style-name="gr109" draw:layer="layout" svg:width="19.798cm" svg:height="11.136cm" svg:x="0.6cm" svg:y="2.257cm" draw:page-number="1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3" svg:font-family="'Times New Roman'" style:font-family-generic="roman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55" draw:display-name="Gradient 55" draw:style="linear" draw:start-color="#000000" draw:end-color="#ffff00" draw:start-intensity="100%" draw:end-intensity="100%" draw:angle="750" draw:border="0%"/>
    <draw:gradient draw:name="Gradient_20_56" draw:display-name="Gradient 56" draw:style="linear" draw:start-color="#000000" draw:end-color="#ff860d" draw:start-intensity="100%" draw:end-intensity="100%" draw:angle="750" draw:border="0%"/>
    <draw:gradient draw:name="Gradient_20_57" draw:display-name="Gradient 57" draw:style="linear" draw:start-color="#000000" draw:end-color="#e452fb" draw:start-intensity="100%" draw:end-intensity="100%" draw:angle="75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FillImage1" xlink:href="Pictures/100000000000016300000231D720C8494F803DE4.png" xlink:type="simple" xlink:show="embed" xlink:actuate="onLoad"/>
    <draw:marker draw:name="Arrow" svg:viewBox="0 0 20 30" svg:d="M10 0l-10 30h20z"/>
    <draw:marker draw:name="None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marker draw:name="TriangleMarker" svg:viewBox="0 0 1321 3493" svg:d="M1321 3493h-1321l702-3493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rame" style:family="graphic"/>
    <style:style style:name="_5f_-background" style:display-name="_-background" style:family="presentation">
      <style:graphic-properties draw:stroke="none" draw:fill="none"/>
      <style:text-properties style:letter-kerning="true"/>
    </style:style>
    <style:style style:name="_5f_-backgroundobjects" style:display-name="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-notes" style:display-name="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-outline1" style:display-name="_-outline1" style:family="presentation">
      <style:graphic-properties draw:stroke="none" draw:fill="none" draw:auto-grow-height="false" draw:fit-to-size="shrink-to-fit" style:shrink-to-fit="true">
        <text:list-style style:name="_5f_-outline1" style:display-name="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outline2" style:display-name="_-outline2" style:family="presentation" style:parent-style-name="_5f_-outline1">
      <style:paragraph-properties fo:margin-top="0.4cm" fo:margin-bottom="0cm"/>
      <style:text-properties fo:font-size="28pt" style:font-size-asian="28pt" style:font-size-complex="28pt"/>
    </style:style>
    <style:style style:name="_5f_-outline3" style:display-name="_-outline3" style:family="presentation" style:parent-style-name="_5f_-outline2">
      <style:paragraph-properties fo:margin-top="0.3cm" fo:margin-bottom="0cm"/>
      <style:text-properties fo:font-size="24pt" style:font-size-asian="24pt" style:font-size-complex="24pt"/>
    </style:style>
    <style:style style:name="_5f_-outline4" style:display-name="_-outline4" style:family="presentation" style:parent-style-name="_5f_-outline3">
      <style:paragraph-properties fo:margin-top="0.2cm" fo:margin-bottom="0cm"/>
      <style:text-properties fo:font-size="20pt" style:font-size-asian="20pt" style:font-size-complex="20pt"/>
    </style:style>
    <style:style style:name="_5f_-outline5" style:display-name="_-outline5" style:family="presentation" style:parent-style-name="_5f_-outline4">
      <style:paragraph-properties fo:margin-top="0.1cm" fo:margin-bottom="0cm"/>
      <style:text-properties fo:font-size="20pt" style:font-size-asian="20pt" style:font-size-complex="20pt"/>
    </style:style>
    <style:style style:name="_5f_-outline6" style:display-name="_-outline6" style:family="presentation" style:parent-style-name="_5f_-outline5">
      <style:paragraph-properties fo:margin-top="0.1cm" fo:margin-bottom="0cm"/>
      <style:text-properties fo:font-size="20pt" style:font-size-asian="20pt" style:font-size-complex="20pt"/>
    </style:style>
    <style:style style:name="_5f_-outline7" style:display-name="_-outline7" style:family="presentation" style:parent-style-name="_5f_-outline6">
      <style:paragraph-properties fo:margin-top="0.1cm" fo:margin-bottom="0cm"/>
      <style:text-properties fo:font-size="20pt" style:font-size-asian="20pt" style:font-size-complex="20pt"/>
    </style:style>
    <style:style style:name="_5f_-outline8" style:display-name="_-outline8" style:family="presentation" style:parent-style-name="_5f_-outline7">
      <style:paragraph-properties fo:margin-top="0.1cm" fo:margin-bottom="0cm"/>
      <style:text-properties fo:font-size="20pt" style:font-size-asian="20pt" style:font-size-complex="20pt"/>
    </style:style>
    <style:style style:name="_5f_-outline9" style:display-name="_-outline9" style:family="presentation" style:parent-style-name="_5f_-outline8">
      <style:paragraph-properties fo:margin-top="0.1cm" fo:margin-bottom="0cm"/>
      <style:text-properties fo:font-size="20pt" style:font-size-asian="20pt" style:font-size-complex="20pt"/>
    </style:style>
    <style:style style:name="_5f_-subtitle" style:display-name="_-subtitle" style:family="presentation">
      <style:graphic-properties draw:stroke="none" draw:fill="none" draw:textarea-vertical-align="middle">
        <text:list-style style:name="_5f_-subtitle" style:display-name="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title" style:display-name="_-title" style:family="presentation">
      <style:graphic-properties draw:stroke="none" draw:fill="none" draw:textarea-vertical-align="middle">
        <text:list-style style:name="_5f_-title" style:display-name="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cm" fo:page-height="73.8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_5f_-title">
      <style:graphic-properties draw:stroke="none" draw:fill="none" draw:textarea-vertical-align="middle" draw:auto-grow-height="false" draw:auto-grow-width="false"/>
      <style:paragraph-properties style:writing-mode="lr-tb"/>
    </style:style>
    <style:style style:name="Mpr2" style:family="presentation" style:parent-style-name="_5f_-outline1">
      <style:graphic-properties draw:stroke="none" draw:fill="none" draw:auto-grow-height="false" draw:auto-grow-width="false"/>
      <style:paragraph-properties style:writing-mode="lr-tb"/>
    </style:style>
    <style:style style:name="Mpr3" style:family="presentation" style:parent-style-name="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_5f_" style:display-name="_" style:page-layout-name="PM1" draw:style-name="Mdp1">
      <draw:frame draw:name="place_holder" presentation:style-name="Mpr1" draw:text-style-name="MP5" draw:layer="backgroundobjects" svg:width="23.91cm" svg:height="3.507cm" svg:x="2.058cm" svg:y="1.743cm" presentation:class="title" presentation:user-transformed="true">
        <draw:text-box>
          <text:p/>
        </draw:text-box>
      </draw:frame>
      <draw:frame draw:name="place_holder" presentation:style-name="Mpr2" draw:text-style-name="MP5" draw:layer="backgroundobjects" svg:width="23.91cm" svg:height="13.23cm" svg:x="2.058cm" svg:y="5.838cm" presentation:class="outline" presentation:user-transformed="true">
        <draw:text-box>
          <text:p/>
        </draw:text-box>
      </draw:frame>
      <presentation:notes style:page-layout-name="PM0">
        <draw:page-thumbnail presentation:style-name="_5f_-title" draw:layer="backgroundobjects" svg:width="19.798cm" svg:height="11.136cm" svg:x="0.6cm" svg:y="2.257cm" presentation:class="page"/>
        <draw:frame presentation:style-name="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/>
    <meta:creation-date/>
    <meta:editing-cycles>3</meta:editing-cycles>
    <meta:editing-duration>PT17M40S</meta:editing-duration>
    <dc:date>2022-12-16T16:02:51.160355995</dc:date>
    <meta:document-statistic meta:object-count="154"/>
  </office:meta>
</office:document-meta>
</file>